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0209in"/>
    </style:style>
    <style:style style:name="co5" style:family="table-column">
      <style:table-column-properties fo:break-before="auto" style:column-width="1.3327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 style:data-style-name="N118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number-columns-repeated="3" table:default-cell-style-name="ce7"/>
        <table:table-column table:style-name="co5" table:default-cell-style-name="ce7"/>
        <table:table-column table:style-name="co3" table:number-columns-repeated="1015" table:default-cell-style-name="ce7"/>
        <table:table-row table:style-name="ro1">
          <table:table-cell table:style-name="ce1" office:value-type="string">
            <text:p>Turret Type</text:p>
          </table:table-cell>
          <table:table-cell table:style-name="ce1" office:value-type="string">
            <office:annotation draw:style-name="gr1" draw:text-style-name="P1" svg:width="1.1413in" svg:height="1.9453in" svg:x="3in" svg:y="0in" draw:caption-point-x="-0.2402in" draw:caption-point-y="0.0039in">
              <dc:creator>A.K.</dc:creator>
              <dc:date>2020-08-10T00:00:00</dc:date>
              <text:p text:style-name="P1"><text:span text:style-name="T1">Maximum range of the turret. For modular turrets, first number is the Frontline variant, second is the Backline variant.</text:span><text:span text:style-name="T1"><text:line-break/></text:span><text:span text:style-name="T1"><text:line-break/></text:span><text:span text:style-name="T1">Numbers in brackets are minimal ranges.</text:span></text:p>
            </office:annotation>
            <text:p>Range</text:p>
            <text:p>(Min Range)</text:p>
          </table:table-cell>
          <table:table-cell table:style-name="ce1" office:value-type="string">
            <office:annotation draw:style-name="gr2" draw:text-style-name="P1" svg:width="1.1413in" svg:height="0.3902in" svg:x="3.889in" svg:y="0in" draw:caption-point-x="-0.2402in" draw:caption-point-y="0.0039in">
              <dc:creator>A.K.</dc:creator>
              <dc:date>2020-08-10T00:00:00</dc:date>
              <text:p text:style-name="P1"><text:span text:style-name="T1">Base rate of fire of the turret.</text:span></text:p>
            </office:annotation>
            <text:p>Rate of Fire</text:p>
          </table:table-cell>
          <table:table-cell table:style-name="ce1" office:value-type="string">
            <office:annotation draw:style-name="gr3" draw:text-style-name="P1" svg:width="1.1413in" svg:height="0.5457in" svg:x="4.778in" svg:y="0in" draw:caption-point-x="-0.2402in" draw:caption-point-y="0.0039in">
              <dc:creator>A.K.</dc:creator>
              <dc:date>2020-08-10T00:00:00</dc:date>
              <text:p text:style-name="P1"><text:span text:style-name="T1">Innate damage bonus of the turret.</text:span></text:p>
            </office:annotation>
            <text:p>Innate Damage Multiplier</text:p>
          </table:table-cell>
          <table:table-cell table:style-name="ce1" office:value-type="string">
            <office:annotation draw:style-name="gr3" draw:text-style-name="P1" svg:width="1.1413in" svg:height="0.5457in" svg:x="6.7913in" svg:y="0in" draw:caption-point-x="-0.2402in" draw:caption-point-y="0.0039in">
              <dc:creator>A.K.</dc:creator>
              <dc:date>2020-08-10T00:00:00</dc:date>
              <text:p text:style-name="P1"><text:span text:style-name="T1">Does the turret have area of effect damage?</text:span></text:p>
            </office:annotation>
            <text:p>Area of Effect</text:p>
          </table:table-cell>
          <table:table-cell table:style-name="ce1" office:value-type="string">
            <office:annotation draw:style-name="gr4" draw:text-style-name="P1" svg:width="1.1413in" svg:height="0.7012in" svg:x="7.6803in" svg:y="0in" draw:caption-point-x="-0.2402in" draw:caption-point-y="0.0039in">
              <dc:creator>A.K.</dc:creator>
              <dc:date>2020-08-10T00:00:00</dc:date>
              <text:p text:style-name="P1"><text:span text:style-name="T1">Modify with base ammo damage. Energy based turrets stay as is.</text:span></text:p>
            </office:annotation>
            <text:p>Ammo Damage</text:p>
          </table:table-cell>
          <table:table-cell table:style-name="ce1" office:value-type="string">
            <office:annotation draw:style-name="gr5" draw:text-style-name="P1" svg:width="1.1413in" svg:height="1.0122in" svg:x="8.5693in" svg:y="0in" draw:caption-point-x="-0.2402in" draw:caption-point-y="0.0039in">
              <dc:creator>A.K.</dc:creator>
              <dc:date>2020-08-10T00:00:00</dc:date>
              <text:p text:style-name="P1"><text:span text:style-name="T1">For Scattergun Turrets, modify with ammo projectile count, otherwise it's set to 1.</text:span></text:p>
            </office:annotation>
            <text:p>Projectile Count</text:p>
          </table:table-cell>
          <table:table-cell table:style-name="ce1" office:value-type="string">
            <office:annotation draw:style-name="gr6" draw:text-style-name="P1" svg:width="1.1413in" svg:height="2.1008in" svg:x="9.4583in" svg:y="0in" draw:caption-point-x="-0.2402in" draw:caption-point-y="0.0039in">
              <dc:creator>A.K.</dc:creator>
              <dc:date>2020-08-10T00:00:00</dc:date>
              <text:p text:style-name="P1"><text:span text:style-name="T1">DPS calcs do not take AoE into account.</text:span><text:span text:style-name="T1"><text:line-break/></text:span><text:span text:style-name="T1"><text:line-break/></text:span><text:span text:style-name="T1">If a VS calculation shows 0, that means target's flat armor is greater than turret damage, making DPS negligible.</text:span></text:p>
            </office:annotation>
            <text:p>Raw Single Target DPS</text:p>
          </table:table-cell>
          <table:table-cell table:style-name="ce1"/>
          <table:table-cell table:style-name="ce1" office:value-type="string">
            <text:p>DPS Vs Small Biter</text:p>
          </table:table-cell>
          <table:table-cell table:style-name="ce1" office:value-type="string">
            <text:p>DPS Vs Medium Biter</text:p>
          </table:table-cell>
          <table:table-cell table:style-name="ce1" office:value-type="string">
            <text:p>DPS Vs Large Biter</text:p>
          </table:table-cell>
          <table:table-cell table:style-name="ce1" office:value-type="string">
            <text:p>DPS Vs Behemoth Biter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2" office:value-type="string">
            <office:annotation draw:style-name="gr2" draw:text-style-name="P1" svg:width="1.1413in" svg:height="0.3902in" svg:x="1.9878in" svg:y="0in" draw:caption-point-x="-0.2402in" draw:caption-point-y="0.5197in">
              <dc:creator>A.K.</dc:creator>
              <dc:date>2020-08-10T00:00:00</dc:date>
              <text:p text:style-name="P1"><text:span text:style-name="T1">Stock Factorio turret.</text:span></text:p>
            </office:annotation>
            <text:p>Gun</text:p>
          </table:table-cell>
          <table:table-cell table:style-name="ce8" office:value-type="string">
            <text:p>18 (0)</text:p>
          </table:table-cell>
          <table:table-cell table:style-name="ce9" office:value-type="float" office:value="10">
            <text:p>10.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9" table:formula="of:=[.$F2]*[.$D2]*([.$B$20]+1)*([.$F$20]+1)*[.$G2]*[.$C2]*([.$B$19]+1)" office:value-type="float" office:value="50">
            <text:p>50.0</text:p>
          </table:table-cell>
          <table:table-cell table:style-name="ce6"/>
          <table:table-cell table:style-name="ce9" table:formula="of:=MAX(0;[.$F2]*[.$D2]*([.$B$20]+1)*([.$F$20]+1)-[.J$19])*(1-[.J$20])*[.$G2]*[.$C2]*([.$B$19]+1)" office:value-type="float" office:value="50">
            <text:p>50.0</text:p>
          </table:table-cell>
          <table:table-cell table:style-name="ce9" table:formula="of:=MAX(0;[.$F2]*[.$D2]*([.$B$20]+1)*([.$F$20]+1)-[.K$19])*(1-[.K$20])*[.$G2]*[.$C2]*([.$B$19]+1)" office:value-type="float" office:value="9">
            <text:p>9.0</text:p>
          </table:table-cell>
          <table:table-cell table:style-name="ce9" table:formula="of:=MAX(0;[.$F2]*[.$D2]*([.$B$20]+1)*([.$F$20]+1)-[.L$19])*(1-[.L$20])*[.$G2]*[.$C2]*([.$B$19]+1)" office:value-type="float" office:value="0">
            <text:p>0.0</text:p>
          </table:table-cell>
          <table:table-cell table:style-name="ce9" table:formula="of:=MAX(0;[.$F2]*[.$D2]*([.$B$20]+1)*([.$F$20]+1)-[.M$19])*(1-[.M$20])*[.$G2]*[.$C2]*([.$B$19]+1)" office:value-type="float" office:value="0">
            <text:p>0.0</text:p>
          </table:table-cell>
          <table:table-cell table:number-columns-repeated="1011"/>
        </table:table-row>
        <table:table-row table:style-name="ro2">
          <table:table-cell table:style-name="ce3" office:value-type="string">
            <office:annotation draw:style-name="gr2" draw:text-style-name="P1" svg:width="1.1413in" svg:height="0.3902in" svg:x="1.9878in" svg:y="0.1059in" draw:caption-point-x="-0.2402in" draw:caption-point-y="0.5992in">
              <dc:creator>A.K.</dc:creator>
              <dc:date>2020-08-10T00:00:00</dc:date>
              <text:p text:style-name="P1"><text:span text:style-name="T1">Non-modular turret.</text:span></text:p>
            </office:annotation>
            <text:p>Heavy Scattergun</text:p>
          </table:table-cell>
          <table:table-cell table:style-name="ce8" office:value-type="string">
            <text:p>15 (1)</text:p>
          </table:table-cell>
          <table:table-cell table:style-name="ce9" office:value-type="float" office:value="1.5">
            <text:p>1.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one originating at the turre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9" table:formula="of:=[.$F3]*[.$D3]*([.$B$20]+1)*([.$F$20]+1)*[.$G3]*[.$C3]*([.$B$19]+1)" office:value-type="float" office:value="144">
            <text:p>144.0</text:p>
          </table:table-cell>
          <table:table-cell table:style-name="ce6"/>
          <table:table-cell table:style-name="ce9" table:formula="of:=MAX(0;[.$F3]*[.$D3]*([.$B$20]+1)*([.$F$20]+1)-[.J$19])*(1-[.J$20])*[.$G3]*[.$C3]*([.$B$19]+1)" office:value-type="float" office:value="144">
            <text:p>144.0</text:p>
          </table:table-cell>
          <table:table-cell table:style-name="ce9" table:formula="of:=MAX(0;[.$F3]*[.$D3]*([.$B$20]+1)*([.$F$20]+1)-[.K$19])*(1-[.K$20])*[.$G3]*[.$C3]*([.$B$19]+1)" office:value-type="float" office:value="64.8">
            <text:p>64.8</text:p>
          </table:table-cell>
          <table:table-cell table:style-name="ce9" table:formula="of:=MAX(0;[.$F3]*[.$D3]*([.$B$20]+1)*([.$F$20]+1)-[.L$19])*(1-[.L$20])*[.$G3]*[.$C3]*([.$B$19]+1)" office:value-type="float" office:value="0">
            <text:p>0.0</text:p>
          </table:table-cell>
          <table:table-cell table:style-name="ce9" table:formula="of:=MAX(0;[.$F3]*[.$D3]*([.$B$20]+1)*([.$F$20]+1)-[.M$19])*(1-[.M$20])*[.$G3]*[.$C3]*([.$B$19]+1)" office:value-type="float" office:value="0">
            <text:p>0.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HMG</text:p>
          </table:table-cell>
          <table:table-cell table:style-name="ce8" office:value-type="string">
            <text:p>30/35 (0/5)</text:p>
          </table:table-cell>
          <table:table-cell table:style-name="ce9" office:value-type="float" office:value="6">
            <text:p>6.0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N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9" table:formula="of:=[.$F4]*[.$D4]*([.$B$20]+1)*([.$G$20]+1)*[.$G4]*[.$C4]*([.$B$19]+1)" office:value-type="float" office:value="60">
            <text:p>60.0</text:p>
          </table:table-cell>
          <table:table-cell table:style-name="ce6"/>
          <table:table-cell table:style-name="ce9" table:formula="of:=MAX(0;[.$F4]*[.$D4]*([.$B$20]+1)*([.$G$20]+1)-[.J$19])*(1-[.J$20])*[.$G4]*[.$C4]*([.$B$19]+1)" office:value-type="float" office:value="60">
            <text:p>60.0</text:p>
          </table:table-cell>
          <table:table-cell table:style-name="ce9" table:formula="of:=MAX(0;[.$F4]*[.$D4]*([.$B$20]+1)*([.$G$20]+1)-[.K$19])*(1-[.K$20])*[.$G4]*[.$C4]*([.$B$19]+1)" office:value-type="float" office:value="32.4">
            <text:p>32.4</text:p>
          </table:table-cell>
          <table:table-cell table:style-name="ce9" table:formula="of:=MAX(0;[.$F4]*[.$D4]*([.$B$20]+1)*([.$G$20]+1)-[.L$19])*(1-[.L$20])*[.$G4]*[.$C4]*([.$B$19]+1)" office:value-type="float" office:value="10.8">
            <text:p>10.8</text:p>
          </table:table-cell>
          <table:table-cell table:style-name="ce9" table:formula="of:=MAX(0;[.$F4]*[.$D4]*([.$B$20]+1)*([.$G$20]+1)-[.M$19])*(1-[.M$20])*[.$G4]*[.$C4]*([.$B$19]+1)" office:value-type="float" office:value="0">
            <text:p>0.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Gatling</text:p>
          </table:table-cell>
          <table:table-cell table:style-name="ce8" office:value-type="string">
            <text:p>35/40 (0/15)</text:p>
          </table:table-cell>
          <table:table-cell table:style-name="ce9" office:value-type="float" office:value="20">
            <text:p>20.0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N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9" table:formula="of:=[.$F5]*[.$D5]*([.$B$20]+1)*([.$G$20]+1)*[.$G5]*[.$C5]*([.$B$19]+1)" office:value-type="float" office:value="200">
            <text:p>200.0</text:p>
          </table:table-cell>
          <table:table-cell table:style-name="ce6"/>
          <table:table-cell table:style-name="ce9" table:formula="of:=MAX(0;[.$F5]*[.$D5]*([.$B$20]+1)*([.$G$20]+1)-[.J$19])*(1-[.J$20])*[.$G5]*[.$C5]*([.$B$19]+1)" office:value-type="float" office:value="200">
            <text:p>200.0</text:p>
          </table:table-cell>
          <table:table-cell table:style-name="ce9" table:formula="of:=MAX(0;[.$F5]*[.$D5]*([.$B$20]+1)*([.$G$20]+1)-[.K$19])*(1-[.K$20])*[.$G5]*[.$C5]*([.$B$19]+1)" office:value-type="float" office:value="108">
            <text:p>108.0</text:p>
          </table:table-cell>
          <table:table-cell table:style-name="ce9" table:formula="of:=MAX(0;[.$F5]*[.$D5]*([.$B$20]+1)*([.$G$20]+1)-[.L$19])*(1-[.L$20])*[.$G5]*[.$C5]*([.$B$19]+1)" office:value-type="float" office:value="36">
            <text:p>36.0</text:p>
          </table:table-cell>
          <table:table-cell table:style-name="ce9" table:formula="of:=MAX(0;[.$F5]*[.$D5]*([.$B$20]+1)*([.$G$20]+1)-[.M$19])*(1-[.M$20])*[.$G5]*[.$C5]*([.$B$19]+1)" office:value-type="float" office:value="0">
            <text:p>0.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Light Cannon</text:p>
          </table:table-cell>
          <table:table-cell table:style-name="ce8" office:value-type="string">
            <text:p>45/50 (15/30)</text:p>
          </table:table-cell>
          <table:table-cell table:style-name="ce9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mmo Dependent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9" table:formula="of:=[.$F6]*[.$D6]*([.$C$20]+1)*([.$G$20]+1)*[.$G6]*[.$C6]*([.$C$19]+1)" office:value-type="float" office:value="50">
            <text:p>50.0</text:p>
          </table:table-cell>
          <table:table-cell table:style-name="ce6"/>
          <table:table-cell table:style-name="ce9" table:formula="of:=MAX(0;[.$F6]*[.$D6]*([.$C$20]+1)*([.$G$20]+1)-[.J$19])*(1-[.J$20])*[.$G6]*[.$C6]*([.$C$19]+1)" office:value-type="float" office:value="50">
            <text:p>50.0</text:p>
          </table:table-cell>
          <table:table-cell table:style-name="ce9" table:formula="of:=MAX(0;[.$F6]*[.$D6]*([.$C$20]+1)*([.$G$20]+1)-[.K$19])*(1-[.K$20])*[.$G6]*[.$C6]*([.$C$19]+1)" office:value-type="float" office:value="43.2">
            <text:p>43.2</text:p>
          </table:table-cell>
          <table:table-cell table:style-name="ce9" table:formula="of:=MAX(0;[.$F6]*[.$D6]*([.$C$20]+1)*([.$G$20]+1)-[.L$19])*(1-[.L$20])*[.$G6]*[.$C6]*([.$C$19]+1)" office:value-type="float" office:value="41.4">
            <text:p>41.4</text:p>
          </table:table-cell>
          <table:table-cell table:style-name="ce9" table:formula="of:=MAX(0;[.$F6]*[.$D6]*([.$C$20]+1)*([.$G$20]+1)-[.M$19])*(1-[.M$20])*[.$G6]*[.$C6]*([.$C$19]+1)" office:value-type="float" office:value="39.6">
            <text:p>39.6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Dual Cannon</text:p>
          </table:table-cell>
          <table:table-cell table:style-name="ce8" office:value-type="string">
            <text:p>60/65 (25/45)</text:p>
          </table:table-cell>
          <table:table-cell table:style-name="ce9" office:value-type="float" office:value="0.67">
            <text:p>0.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mmo Dependent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9" table:formula="of:=[.$F7]*[.$D7]*([.$C$20]+1)*([.$G$20]+1)*[.$G7]*[.$C7]*([.$C$19]+1)" office:value-type="float" office:value="67">
            <text:p>67.0</text:p>
          </table:table-cell>
          <table:table-cell table:style-name="ce6"/>
          <table:table-cell table:style-name="ce9" table:formula="of:=MAX(0;[.$F7]*[.$D7]*([.$C$20]+1)*([.$G$20]+1)-[.J$19])*(1-[.J$20])*[.$G7]*[.$C7]*([.$C$19]+1)" office:value-type="float" office:value="67">
            <text:p>67.0</text:p>
          </table:table-cell>
          <table:table-cell table:style-name="ce9" table:formula="of:=MAX(0;[.$F7]*[.$D7]*([.$C$20]+1)*([.$G$20]+1)-[.K$19])*(1-[.K$20])*[.$G7]*[.$C7]*([.$C$19]+1)" office:value-type="float" office:value="57.888">
            <text:p>57.9</text:p>
          </table:table-cell>
          <table:table-cell table:style-name="ce9" table:formula="of:=MAX(0;[.$F7]*[.$D7]*([.$C$20]+1)*([.$G$20]+1)-[.L$19])*(1-[.L$20])*[.$G7]*[.$C7]*([.$C$19]+1)" office:value-type="float" office:value="55.476">
            <text:p>55.5</text:p>
          </table:table-cell>
          <table:table-cell table:style-name="ce9" table:formula="of:=MAX(0;[.$F7]*[.$D7]*([.$C$20]+1)*([.$G$20]+1)-[.M$19])*(1-[.M$20])*[.$G7]*[.$C7]*([.$C$19]+1)" office:value-type="float" office:value="53.064">
            <text:p>53.1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Heavy Cannon</text:p>
          </table:table-cell>
          <table:table-cell table:style-name="ce8" office:value-type="string">
            <text:p>75/80 (35/60)</text:p>
          </table:table-cell>
          <table:table-cell table:style-name="ce9" office:value-type="float" office:value="0.25">
            <text:p>0.3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mmo Dependent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9" table:formula="of:=[.$F8]*[.$D8]*([.$C$20]+1)*([.$G$20]+1)*[.$G8]*[.$C8]*([.$C$19]+1)" office:value-type="float" office:value="50">
            <text:p>50.0</text:p>
          </table:table-cell>
          <table:table-cell table:style-name="ce6"/>
          <table:table-cell table:style-name="ce9" table:formula="of:=MAX(0;[.$F8]*[.$D8]*([.$C$20]+1)*([.$G$20]+1)-[.J$19])*(1-[.J$20])*[.$G8]*[.$C8]*([.$C$19]+1)" office:value-type="float" office:value="50">
            <text:p>50.0</text:p>
          </table:table-cell>
          <table:table-cell table:style-name="ce9" table:formula="of:=MAX(0;[.$F8]*[.$D8]*([.$C$20]+1)*([.$G$20]+1)-[.K$19])*(1-[.K$20])*[.$G8]*[.$C8]*([.$C$19]+1)" office:value-type="float" office:value="44.1">
            <text:p>44.1</text:p>
          </table:table-cell>
          <table:table-cell table:style-name="ce9" table:formula="of:=MAX(0;[.$F8]*[.$D8]*([.$C$20]+1)*([.$G$20]+1)-[.L$19])*(1-[.L$20])*[.$G8]*[.$C8]*([.$C$19]+1)" office:value-type="float" office:value="43.2">
            <text:p>43.2</text:p>
          </table:table-cell>
          <table:table-cell table:style-name="ce9" table:formula="of:=MAX(0;[.$F8]*[.$D8]*([.$C$20]+1)*([.$G$20]+1)-[.M$19])*(1-[.M$20])*[.$G8]*[.$C8]*([.$C$19]+1)" office:value-type="float" office:value="42.3">
            <text:p>42.3</text:p>
          </table:table-cell>
          <table:table-cell table:number-columns-repeated="1011"/>
        </table:table-row>
        <table:table-row table:style-name="ro2">
          <table:table-cell table:style-name="ce5" office:value-type="string">
            <office:annotation draw:style-name="gr2" draw:text-style-name="P1" svg:width="1.1413in" svg:height="0.3902in" svg:x="1.9878in" svg:y="1.2185in" draw:caption-point-x="-0.2402in" draw:caption-point-y="0.5992in">
              <dc:creator>A.K.</dc:creator>
              <dc:date>2024-10-18T00:00:00</dc:date>
              <text:p text:style-name="P1"><text:span text:style-name="T1">Space Age turret.</text:span></text:p>
            </office:annotation>
            <text:p>Railgun</text:p>
          </table:table-cell>
          <table:table-cell table:style-name="ce8" office:value-type="string">
            <text:p>40 (3.5)</text:p>
          </table:table-cell>
          <table:table-cell table:style-name="ce9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ine originating at the turret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">
            <text:p>1</text:p>
          </table:table-cell>
          <table:table-cell table:style-name="ce9" table:formula="of:=[.$F9]*[.$D9]*[.$G9]*[.$C9]" office:value-type="float" office:value="5000">
            <text:p>5000.0</text:p>
          </table:table-cell>
          <table:table-cell table:style-name="ce6"/>
          <table:table-cell table:style-name="ce9" table:formula="of:=MAX(0;[.$F9]*[.$D9]-[.J$19])*(1-[.J$20])*[.$G9]*[.$C9]" office:value-type="float" office:value="5000">
            <text:p>5000.0</text:p>
          </table:table-cell>
          <table:table-cell table:style-name="ce9" table:formula="of:=MAX(0;[.$F9]*[.$D9]-[.K$19])*(1-[.K$20])*[.$G9]*[.$C9]" office:value-type="float" office:value="4498.2">
            <text:p>4498.2</text:p>
          </table:table-cell>
          <table:table-cell table:style-name="ce9" table:formula="of:=MAX(0;[.$F9]*[.$D9]-[.L$19])*(1-[.L$20])*[.$G9]*[.$C9]" office:value-type="float" office:value="4496.4">
            <text:p>4496.4</text:p>
          </table:table-cell>
          <table:table-cell table:style-name="ce9" table:formula="of:=MAX(0;[.$F9]*[.$D9]-[.M$19])*(1-[.M$20])*[.$G9]*[.$C9]" office:value-type="float" office:value="4494.6">
            <text:p>4494.6</text:p>
          </table:table-cell>
          <table:table-cell table:number-columns-repeated="1011"/>
        </table:table-row>
        <table:table-row table:style-name="ro2">
          <table:table-cell table:style-name="ce5" office:value-type="string">
            <office:annotation draw:style-name="gr2" draw:text-style-name="P1" svg:width="1.1413in" svg:height="0.3902in" svg:x="1.9878in" svg:y="1.4039in" draw:caption-point-x="-0.2402in" draw:caption-point-y="0.5992in">
              <dc:creator>A.K.</dc:creator>
              <dc:date>2024-10-18T00:00:00</dc:date>
              <text:p text:style-name="P1"><text:span text:style-name="T1">Space Age turret.</text:span></text:p>
            </office:annotation>
            <text:p>Rocket</text:p>
          </table:table-cell>
          <table:table-cell table:style-name="ce8" office:value-type="string">
            <text:p>36 (15)</text:p>
          </table:table-cell>
          <table:table-cell table:style-name="ce9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mmo Dependent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">
            <text:p>1</text:p>
          </table:table-cell>
          <table:table-cell table:style-name="ce9" table:formula="of:=[.$F10]*[.$D10]*([.$D$20]+1)*([.$G$20]+1)*[.$G10]*[.$C10]*([.$D$19]+1)" office:value-type="float" office:value="100">
            <text:p>100.0</text:p>
          </table:table-cell>
          <table:table-cell table:style-name="ce6"/>
          <table:table-cell table:style-name="ce9" table:formula="of:=MAX(0;[.$F10]*[.$D10]*([.$D$20]+1)*([.$G$20]+1)-[.J$21])*(1-[.J$22])*[.$G10]*[.$C10]*([.$D$19]+1)" office:value-type="float" office:value="100">
            <text:p>100.0</text:p>
          </table:table-cell>
          <table:table-cell table:style-name="ce9" table:formula="of:=MAX(0;[.$F10]*[.$D10]*([.$D$20]+1)*([.$G$20]+1)-[.K$21])*(1-[.K$22])*[.$G10]*[.$C10]*([.$D$19]+1)" office:value-type="float" office:value="90">
            <text:p>90.0</text:p>
          </table:table-cell>
          <table:table-cell table:style-name="ce9" table:formula="of:=MAX(0;[.$F10]*[.$D10]*([.$D$20]+1)*([.$G$20]+1)-[.L$21])*(1-[.L$22])*[.$G10]*[.$C10]*([.$D$19]+1)" office:value-type="float" office:value="90">
            <text:p>90.0</text:p>
          </table:table-cell>
          <table:table-cell table:style-name="ce9" table:formula="of:=MAX(0;[.$F10]*[.$D10]*([.$D$20]+1)*([.$G$20]+1)-[.M$21])*(1-[.M$22])*[.$G10]*[.$C10]*([.$D$19]+1)" office:value-type="float" office:value="84.6">
            <text:p>84.6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ruise Missile</text:p>
          </table:table-cell>
          <table:table-cell table:style-name="ce8" office:value-type="string">
            <text:p>90/95 (45/75)</text:p>
          </table:table-cell>
          <table:table-cell table:style-name="ce9" office:value-type="float" office:value="0.1">
            <text:p>0.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mmo Dependent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">
            <text:p>1</text:p>
          </table:table-cell>
          <table:table-cell table:style-name="ce9" table:formula="of:=[.$F11]*[.$D11]*([.$D$20]+1)*([.$G$20]+1)*[.$G11]*[.$C11]*([.$D$19]+1)" office:value-type="float" office:value="20">
            <text:p>20.0</text:p>
          </table:table-cell>
          <table:table-cell table:style-name="ce6"/>
          <table:table-cell table:style-name="ce9" table:formula="of:=MAX(0;[.$F11]*[.$D11]*([.$D$20]+1)*([.$G$20]+1)-[.J$21])*(1-[.J$22])*[.$G11]*[.$C11]*([.$D$19]+1)" office:value-type="float" office:value="20">
            <text:p>20.0</text:p>
          </table:table-cell>
          <table:table-cell table:style-name="ce9" table:formula="of:=MAX(0;[.$F11]*[.$D11]*([.$D$20]+1)*([.$G$20]+1)-[.K$21])*(1-[.K$22])*[.$G11]*[.$C11]*([.$D$19]+1)" office:value-type="float" office:value="18">
            <text:p>18.0</text:p>
          </table:table-cell>
          <table:table-cell table:style-name="ce9" table:formula="of:=MAX(0;[.$F11]*[.$D11]*([.$D$20]+1)*([.$G$20]+1)-[.L$21])*(1-[.L$22])*[.$G11]*[.$C11]*([.$D$19]+1)" office:value-type="float" office:value="18">
            <text:p>18.0</text:p>
          </table:table-cell>
          <table:table-cell table:style-name="ce9" table:formula="of:=MAX(0;[.$F11]*[.$D11]*([.$D$20]+1)*([.$G$20]+1)-[.M$21])*(1-[.M$22])*[.$G11]*[.$C11]*([.$D$19]+1)" office:value-type="float" office:value="16.92">
            <text:p>16.9</text:p>
          </table:table-cell>
          <table:table-cell table:number-columns-repeated="1011"/>
        </table:table-row>
        <table:table-row table:style-name="ro2">
          <table:table-cell table:style-name="ce2" office:value-type="string">
            <office:annotation draw:style-name="gr2" draw:text-style-name="P1" svg:width="1.1413in" svg:height="0.3902in" svg:x="1.9878in" svg:y="1.7748in" draw:caption-point-x="-0.2402in" draw:caption-point-y="0.5992in">
              <dc:creator>A.K.</dc:creator>
              <dc:date>2020-08-10T00:00:00</dc:date>
              <text:p text:style-name="P1"><text:span text:style-name="T1">Stock Factorio turret.</text:span></text:p>
            </office:annotation>
            <text:p>Laser</text:p>
          </table:table-cell>
          <table:table-cell table:style-name="ce8" office:value-type="string">
            <text:p>24 (0)</text:p>
          </table:table-cell>
          <table:table-cell table:style-name="ce9" office:value-type="float" office:value="1.5">
            <text:p>1.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o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9" table:formula="of:=[.$F12]*[.$D12]*([.$E$20]+1)*[.$G12]*[.$C12]*([.$E$19]+1)" office:value-type="float" office:value="30">
            <text:p>30.0</text:p>
          </table:table-cell>
          <table:table-cell table:style-name="ce6"/>
          <table:table-cell table:style-name="ce9" table:formula="of:=[.$H12]" office:value-type="float" office:value="30">
            <text:p>30.0</text:p>
          </table:table-cell>
          <table:table-cell table:style-name="ce9" table:formula="of:=[.$H12]" office:value-type="float" office:value="30">
            <text:p>30.0</text:p>
          </table:table-cell>
          <table:table-cell table:style-name="ce9" table:formula="of:=[.$H12]" office:value-type="float" office:value="30">
            <text:p>30.0</text:p>
          </table:table-cell>
          <table:table-cell table:style-name="ce9" table:formula="of:=[.$H12]" office:value-type="float" office:value="30">
            <text:p>30.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Pulse Laser</text:p>
          </table:table-cell>
          <table:table-cell table:style-name="ce8" office:value-type="string">
            <text:p>40/45 (5/25)</text:p>
          </table:table-cell>
          <table:table-cell table:style-name="ce9" office:value-type="float" office:value="3">
            <text:p>3.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o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style-name="ce9" table:formula="of:=[.$F13]*[.$D13]*([.$E$20]+1)*[.$G13]*[.$C13]*([.$E$19]+1)" office:value-type="float" office:value="45">
            <text:p>45.0</text:p>
          </table:table-cell>
          <table:table-cell table:style-name="ce6"/>
          <table:table-cell table:style-name="ce9" table:formula="of:=[.$H13]" office:value-type="float" office:value="45">
            <text:p>45.0</text:p>
          </table:table-cell>
          <table:table-cell table:style-name="ce9" table:formula="of:=[.$H13]" office:value-type="float" office:value="45">
            <text:p>45.0</text:p>
          </table:table-cell>
          <table:table-cell table:style-name="ce9" table:formula="of:=[.$H13]" office:value-type="float" office:value="45">
            <text:p>45.0</text:p>
          </table:table-cell>
          <table:table-cell table:style-name="ce9" table:formula="of:=[.$H13]" office:value-type="float" office:value="45">
            <text:p>45.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Thermal Laser</text:p>
          </table:table-cell>
          <table:table-cell table:style-name="ce8" office:value-type="string">
            <text:p>55/60 (15/35)</text:p>
          </table:table-cell>
          <table:table-cell table:style-name="ce9" office:value-type="float" office:value="0.67">
            <text:p>0.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o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">
            <text:p>1</text:p>
          </table:table-cell>
          <table:table-cell table:style-name="ce9" table:formula="of:=[.$F14]*[.$D14]*([.$E$20]+1)*[.$G14]*[.$C14]*([.$E$19]+1)+100*([.$E$20]+1)" office:value-type="float" office:value="126.8">
            <text:p>126.8</text:p>
          </table:table-cell>
          <table:table-cell table:style-name="ce6"/>
          <table:table-cell table:style-name="ce9" table:formula="of:=[.$H14]" office:value-type="float" office:value="126.8">
            <text:p>126.8</text:p>
          </table:table-cell>
          <table:table-cell table:style-name="ce9" table:formula="of:=[.$H14]" office:value-type="float" office:value="126.8">
            <text:p>126.8</text:p>
          </table:table-cell>
          <table:table-cell table:style-name="ce9" table:formula="of:=[.$H14]" office:value-type="float" office:value="126.8">
            <text:p>126.8</text:p>
          </table:table-cell>
          <table:table-cell table:style-name="ce9" table:formula="of:=[.$H14]" office:value-type="float" office:value="126.8">
            <text:p>126.8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Beam</text:p>
          </table:table-cell>
          <table:table-cell table:style-name="ce8" office:value-type="string">
            <text:p>30/50 (0/20)</text:p>
          </table:table-cell>
          <table:table-cell table:style-name="ce9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ine originating at the turret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9" table:formula="of:=[.$F15]*[.$D15]*([.$E$20]+1)*[.$G15]*[.$C15]*([.$E$19]+1)" office:value-type="float" office:value="25">
            <text:p>25.0</text:p>
          </table:table-cell>
          <table:table-cell table:style-name="ce6"/>
          <table:table-cell table:style-name="ce9" table:formula="of:=[.$H15]" office:value-type="float" office:value="25">
            <text:p>25.0</text:p>
          </table:table-cell>
          <table:table-cell table:style-name="ce9" table:formula="of:=[.$H15]" office:value-type="float" office:value="25">
            <text:p>25.0</text:p>
          </table:table-cell>
          <table:table-cell table:style-name="ce9" table:formula="of:=[.$H15]" office:value-type="float" office:value="25">
            <text:p>25.0</text:p>
          </table:table-cell>
          <table:table-cell table:style-name="ce9" table:formula="of:=[.$H15]" office:value-type="float" office:value="25">
            <text:p>25.0</text:p>
          </table:table-cell>
          <table:table-cell table:number-columns-repeated="1011"/>
        </table:table-row>
        <table:table-row table:style-name="ro2">
          <table:table-cell table:style-name="ce5" office:value-type="string">
            <office:annotation draw:style-name="gr2" draw:text-style-name="P1" svg:width="1.1413in" svg:height="0.3902in" svg:x="1.9878in" svg:y="2.5165in" draw:caption-point-x="-0.2402in" draw:caption-point-y="0.5992in">
              <dc:creator>A.K.</dc:creator>
              <dc:date>2024-10-18T00:00:00</dc:date>
              <text:p text:style-name="P1"><text:span text:style-name="T1">Space Age turret.</text:span></text:p>
            </office:annotation>
            <text:p>Tesla</text:p>
          </table:table-cell>
          <table:table-cell table:style-name="ce8" office:value-type="string">
            <text:p>30 (0)</text:p>
          </table:table-cell>
          <table:table-cell table:style-name="ce9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Hits up to 10 targets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">
            <text:p>1</text:p>
          </table:table-cell>
          <table:table-cell table:style-name="ce9" table:formula="of:=[.$F16]*[.$D16]*([.$H$20]+1)*[.$G16]*[.$C16]*([.$H$19]+1)" office:value-type="float" office:value="60">
            <text:p>60.0</text:p>
          </table:table-cell>
          <table:table-cell table:style-name="ce6"/>
          <table:table-cell table:style-name="ce9" table:formula="of:=[.H16]" office:value-type="float" office:value="60">
            <text:p>60.0</text:p>
          </table:table-cell>
          <table:table-cell table:style-name="ce9" table:formula="of:=[.H16]" office:value-type="float" office:value="60">
            <text:p>60.0</text:p>
          </table:table-cell>
          <table:table-cell table:style-name="ce9" table:formula="of:=[.J16]" office:value-type="float" office:value="60">
            <text:p>60.0</text:p>
          </table:table-cell>
          <table:table-cell table:style-name="ce9" table:formula="of:=[.H16]" office:value-type="float" office:value="60">
            <text:p>60.0</text:p>
          </table:table-cell>
          <table:table-cell table:number-columns-repeated="1011"/>
        </table:table-row>
        <table:table-row table:style-name="ro3">
          <table:table-cell table:style-name="ce6" table:number-columns-repeated="13"/>
          <table:table-cell table:number-columns-repeated="1011"/>
        </table:table-row>
        <table:table-row table:style-name="ro4">
          <table:table-cell table:style-name="ce1" office:value-type="string">
            <office:annotation draw:style-name="gr7" draw:text-style-name="P1" svg:width="1.1413in" svg:height="0.8567in" svg:x="1.9878in" svg:y="2.8791in" draw:caption-point-x="-0.2402in" draw:caption-point-y="0.5996in">
              <dc:creator>A.K.</dc:creator>
              <dc:date>2020-08-10T00:00:00</dc:date>
              <text:p text:style-name="P1"><text:span text:style-name="T1">Modify "+Fire Rate" and "+Damage" rows with current research bonus.</text:span></text:p>
            </office:annotation>
            <text:p>Research Bonuses</text:p>
          </table:table-cell>
          <table:table-cell table:style-name="ce6" office:value-type="string">
            <text:p>Bullets</text:p>
          </table:table-cell>
          <table:table-cell table:style-name="ce6" office:value-type="string">
            <text:p>Cannon Shells</text:p>
          </table:table-cell>
          <table:table-cell table:style-name="ce6" office:value-type="string">
            <text:p>Rockets</text:p>
          </table:table-cell>
          <table:table-cell table:style-name="ce6" office:value-type="string">
            <text:p>Lasers</text:p>
          </table:table-cell>
          <table:table-cell table:style-name="ce6" office:value-type="string">
            <text:p>Turrets</text:p>
          </table:table-cell>
          <table:table-cell table:style-name="ce6" office:value-type="string">
            <text:p>Modular Turrets</text:p>
          </table:table-cell>
          <table:table-cell table:style-name="ce6" office:value-type="string">
            <text:p>Electric</text:p>
          </table:table-cell>
          <table:table-cell table:style-name="ce6" office:value-type="string">
            <text:p>Resists</text:p>
          </table:table-cell>
          <table:table-cell table:style-name="ce6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+Fire Rate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6" office:value-type="string">
            <text:p>Physical Fla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+Damage</text:p>
          </table:table-cell>
          <table:table-cell table:number-columns-repeated="7" table:style-name="ce8" office:value-type="float" office:value="0">
            <text:p>0</text:p>
          </table:table-cell>
          <table:table-cell table:style-name="ce6" office:value-type="string">
            <text:p>Physical %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0.1">
            <text:p>0.1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Max Fire Rate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.3">
            <text:p>2.3</text:p>
          </table:table-cell>
          <table:table-cell table:style-name="ce8" office:value-type="float" office:value="3.4">
            <text:p>3.4</text:p>
          </table:table-cell>
          <table:table-cell table:style-name="ce8" office:value-type="float" office:value="2.2">
            <text:p>2.2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6" office:value-type="string">
            <text:p>Explosion Flat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Max Damage Pre-Infinite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2.2">
            <text:p>2.2</text:p>
          </table:table-cell>
          <table:table-cell table:style-name="ce8" office:value-type="float" office:value="1.8">
            <text:p>1.8</text:p>
          </table:table-cell>
          <table:table-cell table:style-name="ce8" office:value-type="float" office:value="2.3">
            <text:p>2.3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7">
            <text:p>0.7</text:p>
          </table:table-cell>
          <table:table-cell table:style-name="ce6" office:value-type="string">
            <text:p>Explosion %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0.1">
            <text:p>0.1</text:p>
          </table:table-cell>
          <table:table-cell table:number-columns-repeated="101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1" number:min-integer-digits="2"/>
    </number:number-style>
    <number:number-style style:name="N120">
      <number:number number:decimal-places="1" number:min-integer-digits="3"/>
    </number:number-style>
    <number:number-style style:name="N121">
      <number:number number:decimal-places="0" number:min-integer-digits="3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8">10/18/2024</text:date>, <text:time>12:17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urdybelski</meta:initial-creator>
    <meta:creation-date>2020-08-10T16:34:58.81</meta:creation-date>
    <dc:date>2024-10-18T12:17:47.86</dc:date>
    <dc:creator>Adam Kurdybelski</dc:creator>
    <meta:editing-duration>PT7H42M54S</meta:editing-duration>
    <meta:editing-cycles>27</meta:editing-cycles>
    <meta:generator>OpenOffice/4.1.3$Win32 OpenOffice.org_project/413m1$Build-9783</meta:generator>
    <meta:document-statistic meta:table-count="1" meta:cell-count="253" meta:object-count="0"/>
  </office:meta>
</office:document-meta>
</file>